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" svg:font-family="Time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" style:font-name-asian="Times" style:font-name-complex="Time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" style:font-name-asian="Times" style:font-name-complex="Times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/>
      <style:text-properties style:font-name="Times" style:font-name-asian="Times" style:font-name-complex="Times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Times" style:font-name-asian="Times" style:font-name-complex="Time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" style:font-name-asian="Times" style:font-name-complex="Times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style:repeat-content="false"/>
      <style:paragraph-properties fo:text-align="center"/>
      <style:text-properties style:font-name="Times" style:font-name-asian="Times" style:font-name-complex="Times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" style:font-name-asian="Times" style:font-name-complex="Times"/>
    </style:style>
    <style:style style:name="ce9" style:family="table-cell" style:parent-style-name="Default" style:data-style-name="N0"/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Times" style:font-name-asian="Times" style:font-name-complex="Times"/>
    </style:style>
    <style:style style:name="ce11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" style:font-name-asian="Times" style:font-name-complex="Times"/>
    </style:style>
    <style:style style:name="ce12" style:family="table-cell" style:parent-style-name="Default" style:data-style-name="N0">
      <style:text-properties style:font-name="Times" style:font-name-asian="Times" style:font-name-complex="Times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" style:font-name-asian="Times" style:font-name-complex="Times"/>
    </style:style>
    <style:style style:name="ce1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Times" style:font-name-asian="Times" style:font-name-complex="Times"/>
    </style:style>
    <style:style style:name="co1" style:family="table-column">
      <style:table-column-properties fo:break-before="auto" style:column-width="3.20145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4.41854166666667cm"/>
    </style:style>
    <style:style style:name="co5" style:family="table-column">
      <style:table-column-properties fo:break-before="auto" style:column-width="3.83645833333333cm"/>
    </style:style>
    <style:style style:name="co6" style:family="table-column">
      <style:table-column-properties fo:break-before="auto" style:column-width="4.101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1.6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Distance_to_river" table:style-name="ta1">
        <table:table-column table:style-name="co1" table:default-cell-style-name="ce2"/>
        <table:table-column table:style-name="co2" table:number-columns-repeated="1023" table:default-cell-style-name="ce2"/>
        <table:table-column table:style-name="co3" table:number-columns-repeated="15360" table:default-cell-style-name="ce1"/>
        <table:table-row table:style-name="ro1">
          <table:table-cell table:style-name="ce2"/>
          <table:table-cell office:value-type="string" table:number-columns-spanned="3" table:number-rows-spanned="1" table:style-name="ce6">
            <text:p>Population density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4">
            <text:p>River</text:p>
          </table:table-cell>
          <table:table-cell office:value-type="string" table:style-name="ce5">
            <text:p>0-10mi</text:p>
          </table:table-cell>
          <table:table-cell office:value-type="string" table:style-name="ce5">
            <text:p>10-20mi</text:p>
          </table:table-cell>
          <table:table-cell office:value-type="string" table:style-name="ce5">
            <text:p>20-30mi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Arkansas</text:p>
          </table:table-cell>
          <table:table-cell office:value-type="float" office:value="251" table:style-name="ce13">
            <text:p>251</text:p>
          </table:table-cell>
          <table:table-cell office:value-type="float" office:value="69" table:style-name="ce13">
            <text:p>69</text:p>
          </table:table-cell>
          <table:table-cell office:value-type="float" office:value="55" table:style-name="ce13">
            <text:p>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orado</text:p>
          </table:table-cell>
          <table:table-cell office:value-type="float" office:value="41" table:style-name="ce3">
            <text:p>41</text:p>
          </table:table-cell>
          <table:table-cell office:value-type="float" office:value="63" table:style-name="ce3">
            <text:p>63</text:p>
          </table:table-cell>
          <table:table-cell office:value-type="float" office:value="57" table:style-name="ce3">
            <text:p>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umbia</text:p>
          </table:table-cell>
          <table:table-cell office:value-type="float" office:value="190" table:style-name="ce3">
            <text:p>190</text:p>
          </table:table-cell>
          <table:table-cell office:value-type="float" office:value="89" table:style-name="ce3">
            <text:p>89</text:p>
          </table:table-cell>
          <table:table-cell office:value-type="float" office:value="64" table:style-name="ce3">
            <text:p>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necticut</text:p>
          </table:table-cell>
          <table:table-cell office:value-type="float" office:value="507" table:style-name="ce3">
            <text:p>507</text:p>
          </table:table-cell>
          <table:table-cell office:value-type="float" office:value="236" table:style-name="ce3">
            <text:p>236</text:p>
          </table:table-cell>
          <table:table-cell office:value-type="float" office:value="259" table:style-name="ce3">
            <text:p>25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laware*</text:p>
          </table:table-cell>
          <table:table-cell office:value-type="float" office:value="467" table:style-name="ce3">
            <text:p>467</text:p>
          </table:table-cell>
          <table:table-cell office:value-type="float" office:value="592" table:style-name="ce3">
            <text:p>592</text:p>
          </table:table-cell>
          <table:table-cell office:value-type="float" office:value="566" table:style-name="ce3">
            <text:p>5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dson**</text:p>
          </table:table-cell>
          <table:table-cell office:value-type="float" office:value="585" table:style-name="ce3">
            <text:p>585</text:p>
          </table:table-cell>
          <table:table-cell office:value-type="float" office:value="236" table:style-name="ce3">
            <text:p>236</text:p>
          </table:table-cell>
          <table:table-cell office:value-type="float" office:value="245" table:style-name="ce3">
            <text:p>2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ssissippi</text:p>
          </table:table-cell>
          <table:table-cell office:value-type="float" office:value="137" table:style-name="ce3">
            <text:p>137</text:p>
          </table:table-cell>
          <table:table-cell office:value-type="float" office:value="81" table:style-name="ce3">
            <text:p>81</text:p>
          </table:table-cell>
          <table:table-cell office:value-type="float" office:value="35" table:style-name="ce3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ssouri</text:p>
          </table:table-cell>
          <table:table-cell office:value-type="float" office:value="136" table:style-name="ce3">
            <text:p>136</text:p>
          </table:table-cell>
          <table:table-cell office:value-type="float" office:value="84" table:style-name="ce3">
            <text:p>84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hio</text:p>
          </table:table-cell>
          <table:table-cell office:value-type="float" office:value="452" table:style-name="ce3">
            <text:p>452</text:p>
          </table:table-cell>
          <table:table-cell office:value-type="float" office:value="196" table:style-name="ce3">
            <text:p>196</text:p>
          </table:table-cell>
          <table:table-cell office:value-type="float" office:value="173" table:style-name="ce3">
            <text:p>1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d River</text:p>
          </table:table-cell>
          <table:table-cell office:value-type="float" office:value="91" table:style-name="ce3">
            <text:p>91</text:p>
          </table:table-cell>
          <table:table-cell office:value-type="float" office:value="62" table:style-name="ce3">
            <text:p>62</text:p>
          </table:table-cell>
          <table:table-cell office:value-type="float" office:value="37" table:style-name="ce3">
            <text:p>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nake River</text:p>
          </table:table-cell>
          <table:table-cell office:value-type="float" office:value="61" table:style-name="ce3">
            <text:p>61</text:p>
          </table:table-cell>
          <table:table-cell office:value-type="float" office:value="35" table:style-name="ce3">
            <text:p>35</text:p>
          </table:table-cell>
          <table:table-cell office:value-type="float" office:value="39" table:style-name="ce3">
            <text:p>3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nnessee</text:p>
          </table:table-cell>
          <table:table-cell office:value-type="float" office:value="247" table:style-name="ce3">
            <text:p>247</text:p>
          </table:table-cell>
          <table:table-cell office:value-type="float" office:value="155" table:style-name="ce3">
            <text:p>155</text:p>
          </table:table-cell>
          <table:table-cell office:value-type="float" office:value="97" table:style-name="ce3">
            <text:p>97</text:p>
          </table:table-cell>
          <table:table-cell table:number-columns-repeated="1638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* excluding Philadelph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** excluding NYC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Distance_to_bridge" table:style-name="ta1">
        <table:table-column table:style-name="co1" table:default-cell-style-name="ce2"/>
        <table:table-column table:style-name="co4" table:default-cell-style-name="ce2"/>
        <table:table-column table:style-name="co2" table:number-columns-repeated="1022" table:default-cell-style-name="ce2"/>
        <table:table-column table:style-name="co3" table:number-columns-repeated="15360" table:default-cell-style-name="ce1"/>
        <table:table-row table:style-name="ro1">
          <table:table-cell table:style-name="ce2"/>
          <table:table-cell table:number-columns-spanned="3" table:number-rows-spanned="1" table:style-name="ce9"/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4">
            <text:p>River</text:p>
          </table:table-cell>
          <table:table-cell office:value-type="string" table:style-name="ce7">
            <text:p>Correlation of log population density with distance to nearest bridge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12">
            <text:p>Arkansas</text:p>
          </table:table-cell>
          <table:table-cell office:value-type="float" office:value="-0.35499999999999998" table:style-name="ce14">
            <text:p>-0,355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2">
            <text:p>Colorado</text:p>
          </table:table-cell>
          <table:table-cell office:value-type="float" office:value="-0.28899999999999998" table:style-name="ce8">
            <text:p>-0,289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2">
            <text:p>Columbia</text:p>
          </table:table-cell>
          <table:table-cell office:value-type="float" office:value="-0.434" table:style-name="ce8">
            <text:p>-0,434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2">
            <text:p>Connecticut</text:p>
          </table:table-cell>
          <table:table-cell office:value-type="float" office:value="-0.184" table:style-name="ce8">
            <text:p>-0,184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2">
            <text:p>Delaware*</text:p>
          </table:table-cell>
          <table:table-cell office:value-type="float" office:value="-0.35299999999999998" table:style-name="ce3">
            <text:p>-0,353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Hudson**</text:p>
          </table:table-cell>
          <table:table-cell office:value-type="float" office:value="0.17699999999999999" table:style-name="ce3">
            <text:p>0,17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ississippi</text:p>
          </table:table-cell>
          <table:table-cell office:value-type="float" office:value="-0.42899999999999999" table:style-name="ce3">
            <text:p>-0,429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Missouri</text:p>
          </table:table-cell>
          <table:table-cell office:value-type="float" office:value="-0.501" table:style-name="ce3">
            <text:p>-0,501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Ohio</text:p>
          </table:table-cell>
          <table:table-cell office:value-type="float" office:value="-0.504" table:style-name="ce3">
            <text:p>-0,50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Red River</text:p>
          </table:table-cell>
          <table:table-cell office:value-type="float" office:value="-0.247" table:style-name="ce3">
            <text:p>-0,247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Snake River</text:p>
          </table:table-cell>
          <table:table-cell office:value-type="float" office:value="-0.55200000000000005" table:style-name="ce3">
            <text:p>-0,552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office:value-type="string" table:style-name="ce2">
            <text:p>Tennessee</text:p>
          </table:table-cell>
          <table:table-cell office:value-type="float" office:value="-0.40400000000000003" table:style-name="ce3">
            <text:p>-0,404</text:p>
          </table:table-cell>
          <table:table-cell table:number-columns-repeated="1022" table:style-name="ce2"/>
          <table:table-cell table:number-columns-repeated="1536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* excluding Philadelph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** excluding NYC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Clustering" table:style-name="ta1">
        <table:table-column table:style-name="co1" table:default-cell-style-name="ce2"/>
        <table:table-column table:style-name="co2" table:number-columns-repeated="1023" table:default-cell-style-name="ce2"/>
        <table:table-column table:style-name="co3" table:number-columns-repeated="15360" table:default-cell-style-name="ce1"/>
        <table:table-row table:style-name="ro1">
          <table:table-cell table:style-name="ce2"/>
          <table:table-cell office:value-type="string" table:number-columns-spanned="3" table:number-rows-spanned="1" table:style-name="ce11">
            <text:p>Coefficient of variation of population density (left bank)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 office:value-type="string" table:style-name="ce4">
            <text:p>River</text:p>
          </table:table-cell>
          <table:table-cell office:value-type="string" table:style-name="ce5">
            <text:p>0-10mi</text:p>
          </table:table-cell>
          <table:table-cell office:value-type="string" table:style-name="ce5">
            <text:p>10-20mi</text:p>
          </table:table-cell>
          <table:table-cell office:value-type="string" table:style-name="ce5">
            <text:p>20-30mi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Arkansas</text:p>
          </table:table-cell>
          <table:table-cell office:value-type="float" office:value="2.552" table:style-name="ce13">
            <text:p>2,552</text:p>
          </table:table-cell>
          <table:table-cell office:value-type="float" office:value="1.899" table:style-name="ce13">
            <text:p>1,899</text:p>
          </table:table-cell>
          <table:table-cell office:value-type="float" office:value="1.778" table:style-name="ce13">
            <text:p>1,7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orado</text:p>
          </table:table-cell>
          <table:table-cell office:value-type="float" office:value="6.9930000000000003" table:style-name="ce3">
            <text:p>6,993</text:p>
          </table:table-cell>
          <table:table-cell office:value-type="float" office:value="6.2439999999999998" table:style-name="ce3">
            <text:p>6,244</text:p>
          </table:table-cell>
          <table:table-cell office:value-type="float" office:value="5.181" table:style-name="ce3">
            <text:p>5,1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lumbia</text:p>
          </table:table-cell>
          <table:table-cell office:value-type="float" office:value="3.5880000000000001" table:style-name="ce3">
            <text:p>3,588</text:p>
          </table:table-cell>
          <table:table-cell office:value-type="float" office:value="3.3239999999999998" table:style-name="ce3">
            <text:p>3,324</text:p>
          </table:table-cell>
          <table:table-cell office:value-type="float" office:value="2.9089999999999998" table:style-name="ce3">
            <text:p>2,9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nnecticut</text:p>
          </table:table-cell>
          <table:table-cell office:value-type="float" office:value="2.0270000000000001" table:style-name="ce3">
            <text:p>2,027</text:p>
          </table:table-cell>
          <table:table-cell office:value-type="float" office:value="2.0649999999999999" table:style-name="ce3">
            <text:p>2,065</text:p>
          </table:table-cell>
          <table:table-cell office:value-type="float" office:value="2.1120000000000001" table:style-name="ce3">
            <text:p>2,1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elaware*</text:p>
          </table:table-cell>
          <table:table-cell office:value-type="float" office:value="1.5089999999999999" table:style-name="ce3">
            <text:p>1,509</text:p>
          </table:table-cell>
          <table:table-cell office:value-type="float" office:value="1.7450000000000001" table:style-name="ce3">
            <text:p>1,745</text:p>
          </table:table-cell>
          <table:table-cell office:value-type="float" office:value="0.84699999999999998" table:style-name="ce3">
            <text:p>0,8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Hudson**</text:p>
          </table:table-cell>
          <table:table-cell office:value-type="float" office:value="1.5860000000000001" table:style-name="ce3">
            <text:p>1,586</text:p>
          </table:table-cell>
          <table:table-cell office:value-type="float" office:value="2.2650000000000001" table:style-name="ce3">
            <text:p>2,265</text:p>
          </table:table-cell>
          <table:table-cell office:value-type="float" office:value="1.4610000000000001" table:style-name="ce3">
            <text:p>1,4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ssissippi</text:p>
          </table:table-cell>
          <table:table-cell office:value-type="float" office:value="3.2559999999999998" table:style-name="ce3">
            <text:p>3,256</text:p>
          </table:table-cell>
          <table:table-cell office:value-type="float" office:value="3.161" table:style-name="ce3">
            <text:p>3,161</text:p>
          </table:table-cell>
          <table:table-cell office:value-type="float" office:value="1.5640000000000001" table:style-name="ce3">
            <text:p>1,5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issouri</text:p>
          </table:table-cell>
          <table:table-cell office:value-type="float" office:value="4.0110000000000001" table:style-name="ce3">
            <text:p>4,011</text:p>
          </table:table-cell>
          <table:table-cell office:value-type="float" office:value="3.1760000000000002" table:style-name="ce3">
            <text:p>3,176</text:p>
          </table:table-cell>
          <table:table-cell office:value-type="float" office:value="2.008" table:style-name="ce3">
            <text:p>2,0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Ohio</text:p>
          </table:table-cell>
          <table:table-cell office:value-type="float" office:value="2.5089999999999999" table:style-name="ce3">
            <text:p>2,509</text:p>
          </table:table-cell>
          <table:table-cell office:value-type="float" office:value="2.2589999999999999" table:style-name="ce3">
            <text:p>2,259</text:p>
          </table:table-cell>
          <table:table-cell office:value-type="float" office:value="1.419" table:style-name="ce3">
            <text:p>1,41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Red River</text:p>
          </table:table-cell>
          <table:table-cell office:value-type="float" office:value="3.1469999999999998" table:style-name="ce3">
            <text:p>3,147</text:p>
          </table:table-cell>
          <table:table-cell office:value-type="float" office:value="2.2120000000000002" table:style-name="ce3">
            <text:p>2,212</text:p>
          </table:table-cell>
          <table:table-cell office:value-type="float" office:value="1.0549999999999999" table:style-name="ce3">
            <text:p>1,0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Snake River</text:p>
          </table:table-cell>
          <table:table-cell office:value-type="float" office:value="3.4590000000000001" table:style-name="ce3">
            <text:p>3,459</text:p>
          </table:table-cell>
          <table:table-cell office:value-type="float" office:value="4.1929999999999996" table:style-name="ce3">
            <text:p>4,193</text:p>
          </table:table-cell>
          <table:table-cell office:value-type="float" office:value="5.633" table:style-name="ce3">
            <text:p>5,6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nnessee</text:p>
          </table:table-cell>
          <table:table-cell office:value-type="float" office:value="1.8859999999999999" table:style-name="ce3">
            <text:p>1,886</text:p>
          </table:table-cell>
          <table:table-cell office:value-type="float" office:value="1.8540000000000001" table:style-name="ce3">
            <text:p>1,854</text:p>
          </table:table-cell>
          <table:table-cell office:value-type="float" office:value="0.99" table:style-name="ce10">
            <text:p>0,990</text:p>
          </table:table-cell>
          <table:table-cell table:number-columns-repeated="16380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* excluding Philadelph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** excluding NYC</text:p>
          </table:table-cell>
          <table:table-cell table:number-columns-repeated="16383"/>
        </table:table-row>
        <table:table-row table:number-rows-repeated="1048559" table:style-name="ro2">
          <table:table-cell table:number-columns-repeated="16384"/>
        </table:table-row>
      </table:table>
      <table:table table:name="Correlation" table:style-name="ta1">
        <table:table-column table:style-name="co2" table:default-cell-style-name="ce2"/>
        <table:table-column table:style-name="co5" table:default-cell-style-name="ce2"/>
        <table:table-column table:style-name="co2" table:number-columns-repeated="1022" table:default-cell-style-name="ce2"/>
        <table:table-column table:style-name="co3" table:number-columns-repeated="15360" table:default-cell-style-name="ce1"/>
        <table:table-row table:style-name="ro4">
          <table:table-cell office:value-type="string" table:style-name="ce4">
            <text:p>River</text:p>
          </table:table-cell>
          <table:table-cell office:value-type="string" table:style-name="ce7">
            <text:p>Correlation of population density between left and right bank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Arkansas</text:p>
          </table:table-cell>
          <table:table-cell office:value-type="float" office:value="0.51600000000000001" table:style-name="ce14">
            <text:p>0,5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lorado</text:p>
          </table:table-cell>
          <table:table-cell office:value-type="float" office:value="0.08" table:style-name="ce8">
            <text:p>0,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lumbia</text:p>
          </table:table-cell>
          <table:table-cell office:value-type="float" office:value="0.70799999999999996" table:style-name="ce8">
            <text:p>0,70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necticut</text:p>
          </table:table-cell>
          <table:table-cell office:value-type="float" office:value="0.47499999999999998" table:style-name="ce8">
            <text:p>0,47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laware*</text:p>
          </table:table-cell>
          <table:table-cell office:value-type="float" office:value="0.56699999999999995" table:style-name="ce10">
            <text:p>0,56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udson**</text:p>
          </table:table-cell>
          <table:table-cell office:value-type="float" office:value="0.41599999999999998" table:style-name="ce10">
            <text:p>0,416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sissippi</text:p>
          </table:table-cell>
          <table:table-cell office:value-type="float" office:value="0.55800000000000005" table:style-name="ce10">
            <text:p>0,5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souri</text:p>
          </table:table-cell>
          <table:table-cell office:value-type="float" office:value="0.317" table:style-name="ce10">
            <text:p>0,31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hio</text:p>
          </table:table-cell>
          <table:table-cell office:value-type="float" office:value="0.48299999999999998" table:style-name="ce10">
            <text:p>0,48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d River</text:p>
          </table:table-cell>
          <table:table-cell office:value-type="float" office:value="0.61899999999999999" table:style-name="ce10">
            <text:p>0,61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nake River</text:p>
          </table:table-cell>
          <table:table-cell office:value-type="float" office:value="0.42399999999999999" table:style-name="ce10">
            <text:p>0,4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nnessee</text:p>
          </table:table-cell>
          <table:table-cell office:value-type="float" office:value="0.51" table:style-name="ce10">
            <text:p>0,510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* excluding Philadelph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** excluding NYC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style-name="ce1"/>
          <table:table-cell table:number-columns-repeated="16382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float" office:value="0.47516666666666701" table:style-name="ce2">
            <text:p>0,475166667</text:p>
          </table:table-cell>
          <table:table-cell table:number-columns-repeated="16382"/>
        </table:table-row>
        <table:table-row table:number-rows-repeated="1048557" table:style-name="ro2">
          <table:table-cell table:number-columns-repeated="16384"/>
        </table:table-row>
      </table:table>
      <table:table table:name="Correlation-at-bridges" table:style-name="ta1">
        <table:table-column table:style-name="co2" table:default-cell-style-name="ce2"/>
        <table:table-column table:style-name="co6" table:default-cell-style-name="ce2"/>
        <table:table-column table:style-name="co2" table:number-columns-repeated="1022" table:default-cell-style-name="ce2"/>
        <table:table-column table:style-name="co3" table:number-columns-repeated="15360" table:default-cell-style-name="ce1"/>
        <table:table-row table:style-name="ro3">
          <table:table-cell office:value-type="string" table:style-name="ce4">
            <text:p>River</text:p>
          </table:table-cell>
          <table:table-cell office:value-type="string" table:style-name="ce7">
            <text:p>Correlation of population density on either side of bridge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Arkansas</text:p>
          </table:table-cell>
          <table:table-cell office:value-type="float" office:value="0.377" table:style-name="ce14">
            <text:p>0,37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lorado</text:p>
          </table:table-cell>
          <table:table-cell office:value-type="float" office:value="1.2999999999999999E-2" table:style-name="ce8">
            <text:p>0,01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lumbia</text:p>
          </table:table-cell>
          <table:table-cell office:value-type="float" office:value="0.627" table:style-name="ce8">
            <text:p>0,627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onnecticut</text:p>
          </table:table-cell>
          <table:table-cell office:value-type="float" office:value="0.36899999999999999" table:style-name="ce8">
            <text:p>0,36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elaware*</text:p>
          </table:table-cell>
          <table:table-cell office:value-type="float" office:value="0.39900000000000002" table:style-name="ce10">
            <text:p>0,39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udson**</text:p>
          </table:table-cell>
          <table:table-cell office:value-type="float" office:value="0.251" table:style-name="ce10">
            <text:p>0,2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sissippi</text:p>
          </table:table-cell>
          <table:table-cell office:value-type="float" office:value="0.55100000000000005" table:style-name="ce10">
            <text:p>0,5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issouri</text:p>
          </table:table-cell>
          <table:table-cell office:value-type="float" office:value="0.251" table:style-name="ce10">
            <text:p>0,25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Ohio</text:p>
          </table:table-cell>
          <table:table-cell office:value-type="float" office:value="0.46500000000000002" table:style-name="ce10">
            <text:p>0,465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ed River</text:p>
          </table:table-cell>
          <table:table-cell office:value-type="float" office:value="0.52300000000000002" table:style-name="ce10">
            <text:p>0,5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nake River</text:p>
          </table:table-cell>
          <table:table-cell office:value-type="float" office:value="0.58899999999999997" table:style-name="ce10">
            <text:p>0,589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ennessee</text:p>
          </table:table-cell>
          <table:table-cell office:value-type="float" office:value="0.28100000000000003" table:style-name="ce10">
            <text:p>0,281</text:p>
          </table:table-cell>
          <table:table-cell table:number-columns-repeated="16382"/>
        </table:table-row>
        <table:table-row table:style-name="ro1">
          <table:table-cell table:number-columns-repeated="1024" table:style-name="ce2"/>
          <table:table-cell table:number-columns-repeated="15360"/>
        </table:table-row>
        <table:table-row table:style-name="ro1">
          <table:table-cell office:value-type="string" table:style-name="ce2">
            <text:p>* excluding Philadelphia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 office:value-type="string" table:style-name="ce2">
            <text:p>** excluding NYC</text:p>
          </table:table-cell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1">
          <table:table-cell/>
          <table:table-cell office:value-type="float" office:value="0.36633333333333301" table:style-name="ce2">
            <text:p>0,366333333</text:p>
          </table:table-cell>
          <table:table-cell table:number-columns-repeated="16382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Times" svg:font-family="Times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klos Koren</meta:initial-creator>
    <dc:creator>Dávid</dc:creator>
    <meta:creation-date>2013-04-30T15:17:52Z</meta:creation-date>
    <dc:date>2013-05-21T00:58:04Z</dc:date>
    <meta:editing-cycles>17</meta:editing-cycles>
    <meta:editing-duration>PT3149S</meta:editing-duration>
  </office:meta>
</office:document-meta>
</file>